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HGMinchoB" svg:font-family="HGMinchoB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·">
        <style:list-level-properties text:space-before="0in" text:min-label-width="0.1in" text:list-level-position-and-space-mode="label-alignment">
          <style:list-level-label-alignment text:label-followed-by="listtab" fo:margin-left="0.1in" fo:text-indent="-0.1in"/>
        </style:list-level-properties>
        <style:text-properties style:font-name="Cambria"/>
      </text:list-level-style-bullet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14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1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8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19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0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F0" style:family="paragraph">
      <style:paragraph-properties fo:break-before="page" style:page-number="1"/>
    </style:style>
  </office:automatic-styles>
  <office:body>
    <office:text text:use-soft-page-breaks="true">
      <text:p text:style-name="P1">Experiment Report</text:p>
      <text:h text:style-name="Heading1" text:outline-level="1">Introduction</text:h>
      <text:p text:style-name="Normal">This report serves to document the three sonar experiments and their findings. It is split up into 4 main chapters with each chapter covering one of the sonar experiments and the final one summarizing the results.</text:p>
      <text:p text:style-name="Normal">The first chapter details the initial viability experiments. This is a simple experiment where<text:s/></text:p>
      <text:h text:style-name="Heading1" text:outline-level="1">Chapter 1:<text:s/>Experiments 20161114</text:h>
      <text:h text:style-name="Heading2" text:outline-level="2">Introduction</text:h>
      <text:h text:style-name="Heading2" text:outline-level="2">individual</text:h>
      <text:h text:style-name="Heading3" text:outline-level="3">EZ Corner</text:h>
      <text:h text:style-name="Heading3" text:outline-level="3">EZ Corner 15</text:h>
      <text:h text:style-name="Heading3" text:outline-level="3">EZ Brown Corner</text:h>
      <text:h text:style-name="Heading3" text:outline-level="3">EZ Brown Corner 15</text:h>
      <text:h text:style-name="Heading2" text:outline-level="2">Compared</text:h>
      <text:h text:style-name="Heading3" text:outline-level="3">EZ</text:h>
      <text:h text:style-name="Heading3" text:outline-level="3">EZ Brown</text:h>
      <text:h text:style-name="Heading3" text:outline-level="3">Corner</text:h>
      <text:h text:style-name="Heading3" text:outline-level="3">Corner 15</text:h>
      <text:h text:style-name="Heading2" text:outline-level="2">summary / conclusion</text:h>
      <text:p text:style-name="Normal"/>
      <text:soft-page-break/>
      <text:h text:style-name="Heading1" text:outline-level="1">Experiments 20161117</text:h>
      <text:h text:style-name="Heading2" text:outline-level="2">Introduction</text:h>
      <text:h text:style-name="Heading2" text:outline-level="2">individual</text:h>
      <text:h text:style-name="Heading3" text:outline-level="3">D<text:s/></text:h>
      <text:h text:style-name="Heading4" text:outline-level="4">EZ</text:h>
      <text:h text:style-name="Heading4" text:outline-level="4">EZ1</text:h>
      <text:h text:style-name="Heading4" text:outline-level="4">EZ Brown</text:h>
      <text:h text:style-name="Heading3" text:outline-level="3">D2<text:s/></text:h>
      <text:h text:style-name="Heading4" text:outline-level="4">EZ</text:h>
      <text:h text:style-name="Heading4" text:outline-level="4">EZ1</text:h>
      <text:h text:style-name="Heading4" text:outline-level="4">EZ Brown</text:h>
      <text:h text:style-name="Heading3" text:outline-level="3">D3<text:s/></text:h>
      <text:h text:style-name="Heading4" text:outline-level="4">EZ</text:h>
      <text:h text:style-name="Heading4" text:outline-level="4">EZ1</text:h>
      <text:h text:style-name="Heading4" text:outline-level="4">EZ Brown</text:h>
      <text:h text:style-name="Heading3" text:outline-level="3">DXYD2Z<text:s/></text:h>
      <text:h text:style-name="Heading4" text:outline-level="4">EZ</text:h>
      <text:h text:style-name="Heading4" text:outline-level="4">EZ1</text:h>
      <text:h text:style-name="Heading4" text:outline-level="4">EZ Brown</text:h>
      <text:h text:style-name="Heading3" text:outline-level="3">DXZD2Y<text:s/></text:h>
      <text:h text:style-name="Heading4" text:outline-level="4">EZ</text:h>
      <text:h text:style-name="Heading4" text:outline-level="4">EZ1</text:h>
      <text:h text:style-name="Heading4" text:outline-level="4">EZ Brown</text:h>
      <text:h text:style-name="Heading3" text:outline-level="3">DTZD2X<text:s/></text:h>
      <text:h text:style-name="Heading4" text:outline-level="4">EZ</text:h>
      <text:h text:style-name="Heading4" text:outline-level="4">EZ1</text:h>
      <text:h text:style-name="Heading4" text:outline-level="4">EZ Brown</text:h>
      <text:h text:style-name="Heading2" text:outline-level="2">Compared</text:h>
      <text:h text:style-name="Heading3" text:outline-level="3">D<text:s/></text:h>
      <text:h text:style-name="Heading3" text:outline-level="3">D2<text:s/></text:h>
      <text:h text:style-name="Heading3" text:outline-level="3">D3<text:s/></text:h>
      <text:h text:style-name="Heading3" text:outline-level="3">DXYD2Z<text:s/></text:h>
      <text:h text:style-name="Heading3" text:outline-level="3">DXZD2Y<text:s/></text:h>
      <text:h text:style-name="Heading3" text:outline-level="3">DTZD2X<text:s/></text:h>
      <text:h text:style-name="Heading3" text:outline-level="3">D Scaling</text:h>
      <text:h text:style-name="Heading3" text:outline-level="3">D Mirroring</text:h>
      <text:h text:style-name="Heading2" text:outline-level="2">summary / conclusion</text:h>
      <text:h text:style-name="Heading1" text:outline-level="1">Experiments 20161207</text:h>
      <text:h text:style-name="Heading2" text:outline-level="2">Introduction</text:h>
      <text:h text:style-name="Heading2" text:outline-level="2">individual</text:h>
      <text:h text:style-name="Heading3" text:outline-level="3">Angle</text:h>
      <text:h text:style-name="Heading4" text:outline-level="4">EZ</text:h>
      <text:soft-page-break/>
      <text:h text:style-name="Heading4" text:outline-level="4">EZ1</text:h>
      <text:h text:style-name="Heading4" text:outline-level="4">EZ Brown</text:h>
      <text:p text:style-name="Normal"/>
      <text:h text:style-name="Heading3" text:outline-level="3">Continuous</text:h>
      <text:h text:style-name="Heading4" text:outline-level="4">EZ</text:h>
      <text:h text:style-name="Heading4" text:outline-level="4">EZ1</text:h>
      <text:h text:style-name="Heading4" text:outline-level="4">EZ Brown</text:h>
      <text:p text:style-name="Normal"/>
      <text:h text:style-name="Heading3" text:outline-level="3">Time</text:h>
      <text:h text:style-name="Heading4" text:outline-level="4">EZ</text:h>
      <text:h text:style-name="Heading4" text:outline-level="4">EZ1</text:h>
      <text:h text:style-name="Heading4" text:outline-level="4">EZ Brown</text:h>
      <text:p text:style-name="Normal"/>
      <text:h text:style-name="Heading2" text:outline-level="2">Compared</text:h>
      <text:h text:style-name="Heading3" text:outline-level="3">Angle</text:h>
      <text:h text:style-name="Heading3" text:outline-level="3">Continuous</text:h>
      <text:h text:style-name="Heading3" text:outline-level="3">Time</text:h>
      <text:h text:style-name="Heading2" text:outline-level="2">summary / conclusion</text:h>
      <text:h text:style-name="Heading1" text:outline-level="1">Conclusion</text:h>
      <text:h text:style-name="Heading1" text:outline-level="1">Future recommendations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HGMinchoB" svg:font-family="HGMinchoB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666in" fo:line-height="100%" fo:background-color="transparent" style:tab-stop-distance="0.5in"/>
      <style:text-properties style:font-name="Cambria" style:font-name-asian="HGMinchoB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404040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keep-with-next="always" fo:keep-together="always" fo:margin-top="0.2222in" fo:margin-bottom="0.0694in"/>
      <style:text-properties style:font-name="Cambria" style:font-name-asian="HGMinchoB" style:font-name-complex="Times New Roman" fo:font-weight="bold" style:font-weight-asian="bold" fo:color="#2A7B88" fo:font-size="14pt" style:font-size-asian="14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416in" fo:margin-bottom="0.0277in"/>
      <style:text-properties style:font-name="Cambria" style:font-name-asian="HGMinchoB" style:font-name-complex="Times New Roman" fo:font-weight="bold" style:font-weight-asian="bold" fo:text-transform="uppercase" fo:color="#262626" fo:font-size="12pt" style:font-size-asian="12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mbria" style:font-name-asian="HGMinchoB" style:font-name-complex="Times New Roman" fo:color="#1C515A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mbria" style:font-name-asian="HGMinchoB" style:font-name-complex="Times New Roman" fo:font-style="italic" style:font-style-asian="italic" style:font-style-complex="italic" fo:color="#2A7B88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mbria" style:font-name-asian="HGMinchoB" style:font-name-complex="Times New Roman" fo:color="#272727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Cambria" style:font-name-asian="HGMinchoB" style:font-name-complex="Times New Roman" fo:font-style="italic" style:font-style-asian="italic" style:font-style-complex="italic" fo:color="#272727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>
      <style:paragraph-properties fo:border-top="none" fo:border-left="none" fo:border-bottom="0.0208in solid #39A5B7" fo:border-right="none" fo:padding-top="0in" fo:padding-left="0in" fo:padding-bottom="0.0555in" fo:padding-right="0in" style:shadow="none" fo:margin-bottom="0.0833in"/>
      <style:text-properties style:font-name="Cambria" style:font-name-asian="HGMinchoB" style:font-name-complex="Times New Roman" fo:color="#2A7B88" style:letter-kerning="true" fo:font-size="28pt" style:font-size-asian="28pt" fo:hyphenate="false"/>
    </style:style>
    <style:style style:name="TitleChar" style:display-name="Title Char" style:family="text" style:parent-style-name="DefaultParagraphFont">
      <style:text-properties style:font-name="Cambria" style:font-name-asian="HGMinchoB" style:font-name-complex="Times New Roman" fo:color="#2A7B88" style:letter-kerning="true" fo:font-size="28pt" style:font-size-asian="28pt"/>
    </style:style>
    <style:style style:name="PlaceholderText" style:display-name="Placeholder Text" style:family="text" style:parent-style-name="DefaultParagraphFont">
      <style:text-properties fo:color="#393939"/>
    </style:style>
    <style:style style:name="ListBullet" style:display-name="List Bullet" style:family="paragraph" style:parent-style-name="Normal" style:list-style-name="LFO21">
      <style:paragraph-properties fo:line-height="120%"/>
      <style:text-properties fo:hyphenate="false"/>
    </style:style>
    <style:style style:name="Header" style:display-name="Header" style:family="paragraph" style:parent-style-name="Normal">
      <style:paragraph-properties fo:margin-bottom="0in"/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text-align="end" fo:margin-bottom="0in"/>
      <style:text-properties fo:color="#2A7B88" fo:hyphenate="false"/>
    </style:style>
    <style:style style:name="FooterChar" style:display-name="Footer Char" style:family="text" style:parent-style-name="DefaultParagraphFont">
      <style:text-properties fo:color="#2A7B88"/>
    </style:style>
    <style:style style:name="Heading1Char" style:display-name="Heading 1 Char" style:family="text" style:parent-style-name="DefaultParagraphFont">
      <style:text-properties style:font-name="Cambria" style:font-name-asian="HGMinchoB" style:font-name-complex="Times New Roman" fo:font-weight="bold" style:font-weight-asian="bold" fo:color="#2A7B88" fo:font-size="14pt" style:font-size-asian="14pt" style:font-size-complex="16pt"/>
    </style:style>
    <style:style style:name="Heading2Char" style:display-name="Heading 2 Char" style:family="text" style:parent-style-name="DefaultParagraphFont">
      <style:text-properties style:font-name="Cambria" style:font-name-asian="HGMinchoB" style:font-name-complex="Times New Roman" fo:font-weight="bold" style:font-weight-asian="bold" fo:text-transform="uppercase" fo:color="#262626" fo:font-size="12pt" style:font-size-asian="12pt" style:font-size-complex="13pt"/>
    </style:style>
    <style:style style:name="TOCHeading" style:display-name="TOC Heading" style:family="paragraph" style:parent-style-name="Heading1" style:next-style-name="Normal"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A7B88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text-transform="none" fo:font-variant="small-caps" fo:color="#2A7B88" fo:letter-spacing="0.0034in"/>
    </style:style>
    <style:style style:name="IntenseQuote" style:display-name="Intense Quote" style:family="paragraph" style:parent-style-name="Normal" style:next-style-name="Normal">
      <style:paragraph-properties fo:border-top="0.0069in solid #2A7B88" fo:border-left="none" fo:border-bottom="0.0069in solid #2A7B88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A7B88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A7B88"/>
    </style:style>
    <style:style style:name="ListNumber" style:display-name="List Number" style:family="paragraph" style:parent-style-name="Normal" style:list-style-name="LFO23">
      <style:paragraph-properties fo:line-height="120%"/>
      <style:text-properties fo:hyphenate="false"/>
    </style:style>
    <style:style style:name="FollowedHyperlink" style:display-name="FollowedHyperlink" style:family="text" style:parent-style-name="DefaultParagraphFont">
      <style:text-properties fo:color="#7B4968" style:text-underline-type="single" style:text-underline-style="solid" style:text-underline-width="auto" style:text-underline-mode="continuous"/>
    </style:style>
    <style:style style:name="Hyperlink" style:display-name="Hyperlink" style:family="text" style:parent-style-name="DefaultParagraphFont">
      <style:text-properties fo:color="#2A7B88" style:text-underline-type="single" style:text-underline-style="solid" style:text-underline-width="auto" style:text-underline-mode="continuous"/>
    </style:style>
    <style:style style:name="BodyText3" style:display-name="Body Text 3" style:family="paragraph" style:parent-style-name="Normal">
      <style:paragraph-properties fo:margin-bottom="0.0833in"/>
      <style:text-properties style:font-size-complex="8pt" fo:hyphenate="false"/>
    </style:style>
    <style:style style:name="BodyText3Char" style:display-name="Body Text 3 Char" style:family="text" style:parent-style-name="DefaultParagraphFont">
      <style:text-properties style:font-size-complex="8pt"/>
    </style:style>
    <style:style style:name="BlockText" style:display-name="Block Text" style:family="paragraph" style:parent-style-name="Normal">
      <style:paragraph-properties fo:border="0.0034in solid #39A5B7" fo:padding="0.1388in" style:shadow="none" fo:margin-left="0.8in" fo:margin-right="0.8in">
        <style:tab-stops/>
      </style:paragraph-properties>
      <style:text-properties fo:font-style="italic" style:font-style-asian="italic" style:font-style-complex="italic" fo:color="#2A7B88" fo:hyphenate="false"/>
    </style:style>
    <style:style style:name="BodyTextIndent3" style:display-name="Body Text Indent 3" style:family="paragraph" style:parent-style-name="Normal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BodyTextIndent3Char" style:display-name="Body Text Indent 3 Char" style:family="text" style:parent-style-name="DefaultParagraphFont">
      <style:text-properties style:font-size-complex="8pt"/>
    </style:style>
    <style:style style:name="CommentReference" style:display-name="Comment Reference" style:family="text" style:parent-style-name="DefaultParagraphFont">
      <style:text-properties fo:font-size="11pt" style:font-size-asian="11pt" style:font-size-complex="8pt"/>
    </style:style>
    <style:style style:name="DocumentMap" style:display-name="Document Map" style:family="paragraph" style:parent-style-name="Normal">
      <style:paragraph-properties fo:margin-bottom="0in"/>
      <style:text-properties style:font-name="Segoe UI" style:font-name-complex="Segoe UI" style:font-size-complex="8pt" fo:hyphenate="false"/>
    </style:style>
    <style:style style:name="DocumentMapChar" style:display-name="Document Map Char" style:family="text" style:parent-style-name="DefaultParagraphFont">
      <style:text-properties style:font-name="Segoe UI" style:font-name-complex="Segoe UI" style:font-size-complex="8pt"/>
    </style:style>
    <style:style style:name="Heading8Char" style:display-name="Heading 8 Char" style:family="text" style:parent-style-name="DefaultParagraphFont">
      <style:text-properties style:font-name="Cambria" style:font-name-asian="HGMinchoB" style:font-name-complex="Times New Roman" fo:color="#272727" style:font-size-complex="10.5pt"/>
    </style:style>
    <style:style style:name="Heading9Char" style:display-name="Heading 9 Char" style:family="text" style:parent-style-name="DefaultParagraphFont">
      <style:text-properties style:font-name="Cambria" style:font-name-asian="HGMinchoB" style:font-name-complex="Times New Roman" fo:font-style="italic" style:font-style-asian="italic" style:font-style-complex="italic" fo:color="#272727" style:font-size-complex="10.5pt"/>
    </style:style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D4D4D" style:font-size-complex="9pt" fo:hyphenate="false"/>
    </style:style>
    <style:style style:name="BalloonText" style:display-name="Balloon Text" style:family="paragraph" style:parent-style-name="Normal">
      <style:paragraph-properties fo:margin-bottom="0in"/>
      <style:text-properties style:font-name="Segoe UI" style:font-name-complex="Segoe UI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style:font-size-complex="9pt"/>
    </style:style>
    <style:style style:name="CommentText" style:display-name="Comment Text" style:family="paragraph" style:parent-style-name="Normal">
      <style:text-properties style:font-size-complex="10pt" fo:hyphenate="false"/>
    </style:style>
    <style:style style:name="CommentTextChar" style:display-name="Comment Text Char" style:family="text" style:parent-style-name="DefaultParagraphFont">
      <style:text-properties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style:font-size-complex="10pt"/>
    </style:style>
    <style:style style:name="EndnoteText" style:display-name="Endnote Text" style:family="paragraph" style:parent-style-name="Normal">
      <style:paragraph-properties fo:margin-bottom="0in"/>
      <style:text-properties style:font-size-complex="10pt" fo:hyphenate="false"/>
    </style:style>
    <style:style style:name="EndnoteTextChar" style:display-name="Endnote Text Char" style:family="text" style:parent-style-name="DefaultParagraphFont">
      <style:text-properties style:font-size-complex="10pt"/>
    </style:style>
    <style:style style:name="EnvelopeReturn" style:display-name="Envelope Return" style:family="paragraph" style:parent-style-name="Normal">
      <style:paragraph-properties fo:margin-bottom="0in"/>
      <style:text-properties style:font-name="Cambria" style:font-name-asian="HGMinchoB" style:font-name-complex="Times New Roman" style:font-size-complex="10pt" fo:hyphenate="false"/>
    </style:style>
    <style:style style:name="FootnoteText" style:display-name="Footnote Text" style:family="paragraph" style:parent-style-name="Normal">
      <style:paragraph-properties fo:margin-bottom="0in"/>
      <style:text-properties style:font-size-complex="10pt" fo:hyphenate="false"/>
    </style:style>
    <style:style style:name="FootnoteTextChar" style:display-name="Footnote Text Char" style:family="text" style:parent-style-name="DefaultParagraphFont">
      <style:text-properties style:font-size-complex="10pt"/>
    </style:style>
    <style:style style:name="HTMLCode" style:display-name="HTML Code" style:family="text" style:parent-style-name="DefaultParagraphFont">
      <style:text-properties style:font-name="Consolas" fo:font-size="11pt" style:font-size-asian="11pt" style:font-size-complex="10pt"/>
    </style:style>
    <style:style style:name="HTMLKeyboard" style:display-name="HTML Keyboard" style:family="text" style:parent-style-name="DefaultParagraphFont">
      <style:text-properties style:font-name="Consolas" fo:font-size="11pt" style:font-size-asian="11pt" style:font-size-complex="10pt"/>
    </style:style>
    <style:style style:name="HTMLPreformatted" style:display-name="HTML Preformatted" style:family="paragraph" style:parent-style-name="Normal">
      <style:paragraph-properties fo:margin-bottom="0in"/>
      <style:text-properties style:font-name="Consolas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nsolas" style:font-size-complex="10pt"/>
    </style:style>
    <style:style style:name="HTMLTypewriter" style:display-name="HTML Typewriter" style:family="text" style:parent-style-name="DefaultParagraphFont">
      <style:text-properties style:font-name="Consolas" fo:font-size="11pt" style:font-size-asian="11pt" style:font-size-complex="10pt"/>
    </style:style>
    <style:style style:name="MacroText" style:display-name="Macro Text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size-complex="10pt" fo:hyphenate="false"/>
    </style:style>
    <style:style style:name="MacroTextChar" style:display-name="Macro Text Char" style:family="text" style:parent-style-name="DefaultParagraphFont">
      <style:text-properties style:font-name="Consolas" style:font-size-complex="10pt"/>
    </style:style>
    <style:style style:name="PlainText" style:display-name="Plain Text" style:family="paragraph" style:parent-style-name="Normal">
      <style:paragraph-properties fo:margin-bottom="0in"/>
      <style:text-properties style:font-name="Consolas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size-complex="10.5pt"/>
    </style:style>
    <style:style style:name="Heading3Char" style:display-name="Heading 3 Char" style:family="text" style:parent-style-name="DefaultParagraphFont">
      <style:text-properties style:font-name="Cambria" style:font-name-asian="HGMinchoB" style:font-name-complex="Times New Roman" fo:color="#1C515A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mbria" style:font-name-asian="HGMinchoB" style:font-name-complex="Times New Roman" fo:font-style="italic" style:font-style-asian="italic" style:font-style-complex="italic" fo:color="#2A7B88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ambria"/>
    </style:style>
    <style:style style:name="WW_CharLFO6LVL1" style:family="text">
      <style:text-properties style:font-name="Symbol"/>
    </style:style>
    <style:style style:name="WW_CharLFO7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21LVL1" style:family="text">
      <style:text-properties style:font-name="Cambria"/>
    </style:style>
    <style:style style:name="WW_CharLFO21LVL2" style:family="text">
      <style:text-properties style:font-name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/>
    </style:style>
    <style:style style:name="WW_CharLFO21LVL9" style:family="text">
      <style:text-properties style:font-name="Wingdings"/>
    </style:style>
    <text:list-style style:name="LFO21">
      <text:list-level-style-bullet text:level="1" text:style-name="WW_CharLFO21LVL1" text:bullet-char="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Cambria"/>
      </text:list-level-style-bullet>
      <text:list-level-style-bullet text:level="2" text:style-name="WW_CharLFO21LVL2" text:bullet-char="o">
        <style:list-level-properties text:space-before="0.3in" text:min-label-width="0.15in" text:list-level-position-and-space-mode="label-alignment">
          <style:list-level-label-alignment text:label-followed-by="listtab" fo:margin-left="0.45in" fo:text-indent="-0.1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0.6in" text:min-label-width="0.15in" text:list-level-position-and-space-mode="label-alignment">
          <style:list-level-label-alignment text:label-followed-by="listtab" fo:margin-left="0.75in" fo:text-indent="-0.1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0.9in" text:min-label-width="0.15in" text:list-level-position-and-space-mode="label-alignment">
          <style:list-level-label-alignment text:label-followed-by="listtab" fo:margin-left="1.05in" fo:text-indent="-0.1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1.2in" text:min-label-width="0.15in" text:list-level-position-and-space-mode="label-alignment">
          <style:list-level-label-alignment text:label-followed-by="listtab" fo:margin-left="1.35in" fo:text-indent="-0.1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1.5in" text:min-label-width="0.15in" text:list-level-position-and-space-mode="label-alignment">
          <style:list-level-label-alignment text:label-followed-by="listtab" fo:margin-left="1.65in" fo:text-indent="-0.1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1.8in" text:min-label-width="0.15in" text:list-level-position-and-space-mode="label-alignment">
          <style:list-level-label-alignment text:label-followed-by="listtab" fo:margin-left="1.95in" fo:text-indent="-0.1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2.1in" text:min-label-width="0.15in" text:list-level-position-and-space-mode="label-alignment">
          <style:list-level-label-alignment text:label-followed-by="listtab" fo:margin-left="2.25in" fo:text-indent="-0.1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2.4in" text:min-label-width="0.15in" text:list-level-position-and-space-mode="label-alignment">
          <style:list-level-label-alignment text:label-followed-by="listtab" fo:margin-left="2.55in" fo:text-indent="-0.15in"/>
        </style:list-level-properties>
        <style:text-properties style:font-name="Wingdings"/>
      </text:list-level-style-bullet>
    </text:list-style>
    <text:list-style style:name="LFO23">
      <text:list-level-style-number text:level="1" style:num-suffix=")" style:num-format="1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list-level-style-number>
      <text:list-level-style-number text:level="2" style:num-suffix=")" style:num-format="a" style:num-letter-sync="true">
        <style:list-level-properties text:space-before="0.35in" text:min-label-width="0.2in" text:list-level-position-and-space-mode="label-alignment">
          <style:list-level-label-alignment text:label-followed-by="listtab" fo:margin-left="0.55in" fo:text-indent="-0.2in"/>
        </style:list-level-properties>
      </text:list-level-style-number>
      <text:list-level-style-number text:level="3" style:num-suffix=")" style:num-format="i">
        <style:list-level-properties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4" style:num-prefix="(" style:num-suffix=")" style:num-format="1">
        <style:list-level-properties text:space-before="1.05in" text:min-label-width="0.2in" text:list-level-position-and-space-mode="label-alignment">
          <style:list-level-label-alignment text:label-followed-by="listtab" fo:margin-left="1.25in" fo:text-indent="-0.2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.4in" text:min-label-width="0.2in" text:list-level-position-and-space-mode="label-alignment">
          <style:list-level-label-alignment text:label-followed-by="listtab" fo:margin-left="1.6in" fo:text-indent="-0.2in"/>
        </style:list-level-properties>
      </text:list-level-style-number>
      <text:list-level-style-number text:level="6" style:num-prefix="(" style:num-suffix=")" style:num-format="i">
        <style:list-level-properties text:space-before="1.75in" text:min-label-width="0.2in" text:list-level-position-and-space-mode="label-alignment">
          <style:list-level-label-alignment text:label-followed-by="listtab" fo:margin-left="1.95in" fo:text-indent="-0.2in"/>
        </style:list-level-properties>
      </text:list-level-style-number>
      <text:list-level-style-number text:level="7" style:num-suffix="." style:num-format="1">
        <style:list-level-properties text:space-before="2.1in" text:min-label-width="0.2in" text:list-level-position-and-space-mode="label-alignment">
          <style:list-level-label-alignment text:label-followed-by="listtab" fo:margin-left="2.3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2.45in" text:min-label-width="0.2in" text:list-level-position-and-space-mode="label-alignment">
          <style:list-level-label-alignment text:label-followed-by="listtab" fo:margin-left="2.65in" fo:text-indent="-0.2in"/>
        </style:list-level-properties>
      </text:list-level-style-number>
      <text:list-level-style-number text:level="9" style:num-suffix="." style:num-format="i">
        <style:list-level-properties text:space-before="2.8in" text:min-label-width="0.2in" text:list-level-position-and-space-mode="label-alignment">
          <style:list-level-label-alignment text:label-followed-by="listtab" fo:margin-left="3in" fo:text-indent="-0.2in"/>
        </style:list-level-properties>
      </text:list-level-style-number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39a5b7" draw:opacity="100%" draw:stroke="solid" svg:stroke-width="0.01389in" svg:stroke-color="#277886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·">
        <style:list-level-properties text:space-before="0in" text:min-label-width="0.1in" text:list-level-position-and-space-mode="label-alignment">
          <style:list-level-label-alignment text:label-followed-by="listtab" fo:margin-left="0.1in" fo:text-indent="-0.1in"/>
        </style:list-level-properties>
        <style:text-properties style:font-name="Cambria"/>
      </text:list-level-style-bullet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14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1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8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19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0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8in" fo:margin-bottom="0.5in" fo:margin-right="0.8in" style:num-format="1" style:writing-mode="lr-tb">
        <style:footnote-sep style:width="0.007in" style:rel-width="33%" style:color="#404040" style:line-style="solid" style:adjustment="left"/>
      </style:page-layout-properties>
      <style:header-style>
        <style:header-footer-properties style:dynamic-spacing="true" fo:min-height="0.2in"/>
      </style:header-style>
      <style:footer-style>
        <style:header-footer-properties style:dynamic-spacing="true" fo:min-height="0.3in"/>
      </style:footer-style>
    </style:page-layout>
  </office:automatic-styles>
  <office:master-styles>
    <style:master-page style:name="MP0" style:page-layout-name="PL0">
      <style:footer>
        <text:p text:style-name="Footer">Page<text:s/><text:page-number text:fixed="false">3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ohamed Idries</meta:initial-creator>
    <dc:creator>Mohamed Idries</dc:creator>
    <meta:creation-date>2017-02-27T14:43:00Z</meta:creation-date>
    <dc:date>2017-02-27T18:00:00Z</dc:date>
    <meta:template xlink:href="Resume%20(color).dotx" xlink:type="simple"/>
    <meta:editing-cycles>1</meta:editing-cycles>
    <meta:editing-duration>PT11820S</meta:editing-duration>
    <meta:document-statistic meta:page-count="3" meta:paragraph-count="1" meta:word-count="146" meta:character-count="981" meta:row-count="6" meta:non-whitespace-character-count="836"/>
  </office:meta>
</office:document-meta>
</file>